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80000004724D4D9FD03DCACDB.png" manifest:media-type="image/png"/>
  <manifest:file-entry manifest:full-path="Pictures/10000201000003E7000000FA28C282C9AD030964.png" manifest:media-type="image/png"/>
  <manifest:file-entry manifest:full-path="Pictures/1000020100000A7F000002EC852B6D7214FCA73F.png" manifest:media-type="image/png"/>
  <manifest:file-entry manifest:full-path="Pictures/1000020100000C6600000C666FDEC67C3B21372B.png" manifest:media-type="image/png"/>
  <manifest:file-entry manifest:full-path="Pictures/100002010000040000000191D770A33A29AFDB95.png" manifest:media-type="image/png"/>
  <manifest:file-entry manifest:full-path="Pictures/100000000000050F0000050F66FACDE0913691C2.png" manifest:media-type="image/png"/>
  <manifest:file-entry manifest:full-path="Pictures/100002010000026E0000017DCEF8A496DFD0783E.png" manifest:media-type="image/png"/>
  <manifest:file-entry manifest:full-path="Pictures/100002010000050000000389B80BC7E11C671105.png" manifest:media-type="image/png"/>
  <manifest:file-entry manifest:full-path="Pictures/100002010000028000000308C9B4D2B1C53930FD.png" manifest:media-type="image/png"/>
  <manifest:file-entry manifest:full-path="Pictures/100000000000050000000780FD465CAF30BCF85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Biolinum G2" svg:font-family="'Linux Biolinum G'" style:font-adornments="Normal" style:font-pitch="variable"/>
    <style:font-face style:name="Linux Libertine Display G2" svg:font-family="'Linux Libertine Display G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nux Biolinum G1" svg:font-family="'Linux Biolinum G'" style:font-adornments="Normal" style:font-family-generic="roman" style:font-pitch="variable"/>
    <style:font-face style:name="Linux Libertine Display G" svg:font-family="'Linux Libertine Display G'" style:font-family-generic="roman" style:font-pitch="variable"/>
    <style:font-face style:name="Linux Libertine Display G1" svg:font-family="'Linux Libertine Display G'" style:font-adornments="Normal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oard-564811_5f_1920" draw:fill-image-width="100%" draw:fill-image-height="100%" style:repeat="repeat" draw:fill-image-ref-point-x="0%" draw:fill-image-ref-point-y="0%" draw:fill-image-ref-point="center" draw:tile-repeat-offset="0% vertical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Heading_20_A0">
      <style:graphic-properties fo:min-height="10.25cm"/>
      <style:paragraph-properties style:writing-mode="lr-tb"/>
    </style:style>
    <style:style style:name="gr4" style:family="graphic" style:parent-style-name="Text_20_A4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Text_20_A4">
      <style:graphic-properties draw:stroke="none" svg:stroke-color="#000000" draw:fill="none" draw:fill-color="#ffffff" fo:min-height="4.67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4.3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76pt" style:font-size-asian="76pt" style:font-size-complex="7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76pt" style:font-size-asian="76pt" style:font-size-complex="7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3.859cm" svg:height="27cm" svg:x="-0.75cm" svg:y="1cm">
          <draw:image xlink:href="Pictures/100002010000028000000308C9B4D2B1C53930FD.png" xlink:type="simple" xlink:show="embed" xlink:actuate="onLoad" draw:mime-type="image/png">
            <text:p/>
          </draw:image>
        </draw:frame>
        <draw:frame draw:style-name="gr1" draw:text-style-name="P2" draw:layer="layout" svg:width="17cm" svg:height="12.038cm" svg:x="19.441cm" svg:y="7.683cm">
          <draw:image xlink:href="Pictures/100002010000050000000389B80BC7E11C671105.png" xlink:type="simple" xlink:show="embed" xlink:actuate="onLoad" draw:mime-type="image/png">
            <text:p/>
          </draw:image>
        </draw:frame>
        <draw:frame draw:style-name="gr2" draw:text-style-name="P2" draw:layer="layout" svg:width="3.25cm" svg:height="2.141cm" svg:x="25.75cm" svg:y="13.859cm">
          <draw:image xlink:href="Pictures/100002010000026E0000017DCEF8A496DFD0783E.png" xlink:type="simple" xlink:show="embed" xlink:actuate="onLoad" draw:mime-type="image/png">
            <text:p/>
          </draw:image>
        </draw:frame>
        <draw:frame draw:style-name="gr2" draw:text-style-name="P2" draw:layer="layout" svg:width="3.58cm" svg:height="1.402cm" svg:x="30cm" svg:y="13.348cm">
          <draw:image xlink:href="Pictures/100002010000040000000191D770A33A29AFDB95.png" xlink:type="simple" xlink:show="embed" xlink:actuate="onLoad" draw:mime-type="image/png">
            <text:p/>
          </draw:image>
        </draw:frame>
        <draw:frame draw:style-name="gr3" draw:text-style-name="P4" draw:layer="layout" svg:width="18.75cm" svg:height="10.25cm" svg:x="1.732cm" svg:y="1.539cm">
          <draw:text-box>
            <text:p text:style-name="P3"><text:span text:style-name="T1">Obras libres:</text:span></text:p>
            <text:p text:style-name="P3"><text:span text:style-name="T1">uso y disfrute</text:span></text:p>
          </draw:text-box>
        </draw:frame>
        <draw:frame draw:style-name="gr2" draw:text-style-name="P2" draw:layer="layout" svg:width="8cm" svg:height="8cm" svg:x="24.25cm" svg:y="1.5cm">
          <draw:image xlink:href="Pictures/1000020100000C6600000C666FDEC67C3B21372B.png" xlink:type="simple" xlink:show="embed" xlink:actuate="onLoad" draw:mime-type="image/png">
            <text:p/>
          </draw:image>
        </draw:frame>
        <draw:frame draw:style-name="gr4" draw:text-style-name="P5" draw:layer="layout" svg:width="0.002cm" svg:height="0.937cm" svg:x="15.5cm" svg:y="17.886cm">
          <draw:text-box>
            <text:p/>
          </draw:text-box>
        </draw:frame>
        <draw:frame draw:style-name="gr5" draw:text-style-name="P6" draw:layer="layout" svg:width="6cm" svg:height="4.673cm" svg:x="25.281cm" svg:y="3.776cm">
          <draw:text-box>
            <text:p text:style-name="P3">10 de Junio, 11:00</text:p>
            <text:p text:style-name="P3">Jesús M. González Barahona</text:p>
            <text:p/>
          </draw:text-box>
        </draw:frame>
        <draw:frame draw:style-name="gr2" draw:text-style-name="P2" draw:layer="layout" svg:width="3cm" svg:height="0.748cm" svg:x="21.25cm" svg:y="14.75cm">
          <draw:image xlink:href="Pictures/10000201000003E7000000FA28C282C9AD030964.png" xlink:type="simple" xlink:show="embed" xlink:actuate="onLoad" draw:mime-type="image/png">
            <text:p/>
          </draw:image>
        </draw:frame>
        <draw:frame draw:style-name="gr2" draw:text-style-name="P2" draw:layer="layout" svg:width="2.75cm" svg:height="0.763cm" svg:x="30.25cm" svg:y="14.737cm">
          <draw:image xlink:href="Pictures/1000020100000A7F000002EC852B6D7214FCA73F.png" xlink:type="simple" xlink:show="embed" xlink:actuate="onLoad" draw:mime-type="image/png">
            <text:p/>
          </draw:image>
        </draw:frame>
        <draw:frame draw:style-name="gr6" draw:text-style-name="P7" draw:layer="layout" svg:width="14.802cm" svg:height="0.962cm" svg:x="8.698cm" svg:y="26.788cm">
          <draw:text-box>
            <text:p>https://bbb.educar.encanarias.info/b/jes-i3l-d6m-2rr</text:p>
          </draw:text-box>
        </draw:frame>
        <draw:frame draw:style-name="gr7" draw:text-style-name="P2" draw:layer="layout" svg:width="9.524cm" svg:height="9.524cm" svg:x="23.576cm" svg:y="18.809cm">
          <draw:image xlink:href="Pictures/100000000000050F0000050F66FACDE0913691C2.png" xlink:type="simple" xlink:show="embed" xlink:actuate="onLoad" draw:mime-type="image/png">
            <text:p/>
          </draw:image>
        </draw:frame>
        <draw:frame draw:style-name="gr8" draw:text-style-name="P3" draw:layer="layout" svg:width="6.509cm" svg:height="0.945cm" svg:x="16.979cm" svg:y="18.881cm">
          <draw:image xlink:href="Pictures/10000000000001E80000004724D4D9FD03DCAC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Biolinum G2" svg:font-family="'Linux Biolinum G'" style:font-adornments="Normal" style:font-pitch="variable"/>
    <style:font-face style:name="Linux Libertine Display G2" svg:font-family="'Linux Libertine Display G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nux Biolinum G1" svg:font-family="'Linux Biolinum G'" style:font-adornments="Normal" style:font-family-generic="roman" style:font-pitch="variable"/>
    <style:font-face style:name="Linux Libertine Display G" svg:font-family="'Linux Libertine Display G'" style:font-family-generic="roman" style:font-pitch="variable"/>
    <style:font-face style:name="Linux Libertine Display G1" svg:font-family="'Linux Libertine Display G'" style:font-adornments="Normal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oard-564811_5f_1920" draw:display-name="board-564811_1920" xlink:href="Pictures/100000000000050000000780FD465CAF30BCF85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Linux Libertine Display G2" fo:font-family="'Linux Libertine Display G'" style:font-style-name="Normal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 draw:shadow-color="#000000"/>
      <style:text-properties fo:color="#381f0a" loext:opacity="100%" style:font-name="Linux Biolinum G2" fo:font-family="'Linux Biolinum G'" style:font-style-name="Normal" style:font-pitch="variable" fo:font-size="48pt" fo:text-shadow="1pt 1pt" style:font-relief="none" style:text-overline-style="none" style:text-overline-color="font-color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1T12:03:47.497000000</meta:creation-date>
    <dc:date>2021-06-03T23:25:30.507711846</dc:date>
    <meta:editing-duration>PT45M57S</meta:editing-duration>
    <meta:editing-cycles>9</meta:editing-cycles>
    <meta:generator>LibreOffice/7.0.4.2$Linux_X86_64 LibreOffice_project/00$Build-2</meta:generator>
    <dc:creator>Jesus Gonzalez-Barahona</dc:creator>
    <meta:document-statistic meta:object-count="13"/>
  </office:meta>
</office:document-meta>
</file>